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layer="layout" svg:width="23.52cm" svg:height="16.627cm" svg:x="1.069cm" svg:y="1cm">
          <draw:text-box>
            <text:p text:style-name="P1">&lt;program_set id=”print_func”&gt;</text:p>
            <text:p text:style-name="P1"><text:s/>&lt;item id="1" type="fill_in_the_blank"&gt;</text:p>
            <text:p text:style-name="P1"><text:s text:c="8"/>&lt;question&gt;</text:p>
            <text:p text:style-name="P1"><text:tab/>&lt;p&gt;[ A ]にあてはまる語句を入力しなさい&lt;/p&gt;</text:p>
            <text:p text:style-name="P1"><text:tab/>&lt;p&gt;#include&lt;stdio.h&gt;&lt;br/&gt;</text:p>
            <text:p text:style-name="P1"><text:tab/><text:tab/>&lt;br/&gt;</text:p>
            <text:p text:style-name="P1"><text:tab/><text:tab/>int main(){&lt;br/&gt;</text:p>
            <text:p text:style-name="P1"><text:tab/><text:tab/>char halo[] = “Hello!”;&lt;br/&gt;</text:p>
            <text:p text:style-name="P1"><text:tab/><text:tab/>printf(“%c\n”,[ A ]);&lt;br/&gt;</text:p>
            <text:p text:style-name="P1"><text:tab/><text:tab/>return 0;&lt;br/&gt;</text:p>
            <text:p text:style-name="P1"><text:tab/><text:tab/>}&lt;/question&gt;</text:p>
            <text:p text:style-name="P1"><text:tab/>&lt;response id=”1”&gt;[ A ]=&lt;/response&gt;</text:p>
            <text:p text:style-name="P1"><text:tab/>&lt;hints&gt;配列を表示するにはどうするか思い出して！！&lt;/hints&gt;</text:p>
            <text:p text:style-name="P1"><text:tab/>&lt;evaluate&gt;</text:p>
            <text:p text:style-name="P1"><text:tab/><text:tab/>&lt;function&gt;60&lt;/function&gt;</text:p>
            <text:p text:style-name="P1"><text:tab/><text:tab/>&lt;correct id=”1”&gt;halo&lt;/correct&gt;</text:p>
            <text:p text:style-name="P1"><text:tab/><text:tab/>&lt;score&gt;1&lt;/score&gt;</text:p>
            <text:p text:style-name="P1"><text:tab/><text:tab/>&lt;weight correct="1" incorrect="-1" /&gt;</text:p>
            <text:p text:style-name="P1"><text:tab/><text:tab/>&lt;point&gt;10&lt;/point&gt;</text:p>
            <text:p text:style-name="P1"><text:tab/>&lt;/evaluate&gt;</text:p>
            <text:p text:style-name="P1"><text:tab/>&lt;explanation&gt;ｌhaloは文字型配列の先頭アドレスを指しています。&lt;/explanation&gt;</text:p>
            <text:p text:style-name="P1"><text:s text:c="4"/>&lt;/item&gt;</text:p>
            <text:p text:style-name="P1">&lt;/program_set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dc:date>2010-02-02T16:17:17.58</dc:date>
    <meta:editing-cycles>6</meta:editing-cycles>
    <meta:editing-duration>PT00H34M16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